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4f4fa" officeooo:paragraph-rsid="0014f4fa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3">
      <style:text-properties style:font-name="Liberation Serif"/>
    </style:style>
    <style:style style:name="P12" style:family="paragraph" style:parent-style-name="Text_20_body" style:list-style-name="L5">
      <style:text-properties style:font-name="Liberation Serif"/>
    </style:style>
    <style:style style:name="P13" style:family="paragraph" style:parent-style-name="Text_20_body">
      <style:text-properties officeooo:rsid="0014f4fa" officeooo:paragraph-rsid="0014f4fa"/>
    </style:style>
    <style:style style:name="P14" style:family="paragraph" style:parent-style-name="Text_20_body">
      <style:text-properties fo:font-weight="bold" officeooo:rsid="0014f4fa" officeooo:paragraph-rsid="0014f4fa" style:font-weight-asian="bold" style:font-weight-complex="bold"/>
    </style:style>
    <style:style style:name="T1" style:family="text">
      <style:text-properties officeooo:rsid="00140e5a"/>
    </style:style>
    <style:style style:name="T2" style:family="text">
      <style:text-properties style:font-name="Liberation Serif"/>
    </style:style>
    <style:style style:name="T3" style:family="text">
      <style:text-properties officeooo:rsid="0014cac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f. Saulo Santos</text:h>
      <text:p text:style-name="P13">https://github.com/Prof-Saulo-Santos/pdi_studio</text:p>
      <text:p text:style-name="P14">06.10.2025</text:p>
      <text:h text:style-name="Heading_20_2" text:outline-level="2">🧩 <text:span text:style-name="Strong_20_Emphasis">Projeto 5 – PDI Studio: Sistema Interativo de Processamento e Análise de Imagens</text:span></text:h>
      <text:h text:style-name="Heading_20_3" text:outline-level="3">🎯 <text:span text:style-name="Strong_20_Emphasis">Descrição Geral</text:span></text:h>
      <text:p text:style-name="P9">O <text:span text:style-name="Strong_20_Emphasis">PDI Studio</text:span> é uma aplicação desktop desenvolvida em <text:span text:style-name="Strong_20_Emphasis">Python</text:span>, utilizando <text:span text:style-name="Strong_20_Emphasis">Tkinter</text:span>, <text:span text:style-name="Strong_20_Emphasis">Programação Orientada a Objetos (POO)</text:span> e o padrão <text:span text:style-name="Strong_20_Emphasis">MVC (Model–View–Controller)</text:span>.<text:line-break/>Seu objetivo é oferecer um <text:span text:style-name="Strong_20_Emphasis">ambiente interativo de processamento e análise de imagens digitais</text:span>, integrando as principais operações vistas no curso de Processamento Digital de Imagens, incluindo:</text:p>
      <text:list xml:id="list2841557680" text:style-name="L1">
        <text:list-item>
          <text:p text:style-name="P10"><text:span text:style-name="Strong_20_Emphasis">Abertura e visualização de imagens</text:span> (monocromáticas e coloridas);</text:p>
        </text:list-item>
        <text:list-item>
          <text:p text:style-name="P10"><text:span text:style-name="Strong_20_Emphasis">Conversão entre sistemas de cores</text:span> (RGB, RGBA, CMYK, HSV, LAB, tons de cinza);</text:p>
        </text:list-item>
        <text:list-item>
          <text:p text:style-name="P10"><text:span text:style-name="Strong_20_Emphasis">Análise e equalização de histograma</text:span> (ajuste de brilho e contraste, visualização gráfica);</text:p>
        </text:list-item>
        <text:list-item>
          <text:p text:style-name="P10"><text:span text:style-name="Strong_20_Emphasis">Limiarização e segmentação de imagens</text:span></text:p>
        </text:list-item>
        <text:list-item>
          <text:p text:style-name="P10"><text:span text:style-name="Strong_20_Emphasis">Manipulação visual interativa</text:span> por meio de sliders e exibição comparativa de resultados.</text:p>
        </text:list-item>
      </text:list>
      <text:p text:style-name="P9">O sistema serve como <text:span text:style-name="Strong_20_Emphasis">mini suíte de experimentação e aprendizado em PDI.</text:span></text:p>
      <text:h text:style-name="Heading_20_3" text:outline-level="3"/>
      <text:h text:style-name="P2" text:outline-level="3">🧱 <text:span text:style-name="Strong_20_Emphasis">Funcionalidades Principais</text:span></text:h>
      <text:list xml:id="list130155914" text:style-name="L2">
        <text:list-item>
          <text:p text:style-name="P5"><text:span text:style-name="Strong_20_Emphasis">Gerenciamento de imagens</text:span></text:p>
          <text:list>
            <text:list-item>
              <text:p text:style-name="P5">Abertura, salvamento e conversão entre formatos (.jpg, .png, .bmp).</text:p>
            </text:list-item>
            <text:list-item>
              <text:p text:style-name="P5">Visualização lado a lado: imagem original e processada.</text:p>
            </text:list-item>
            <text:list-item>
              <text:p text:style-name="P5">Reset da imagem para o estado inicial.</text:p>
            </text:list-item>
          </text:list>
        </text:list-item>
        <text:list-item>
          <text:p text:style-name="P5"><text:span text:style-name="Strong_20_Emphasis">Conversão de sistemas de cores</text:span></text:p>
          <text:list>
            <text:list-item>
              <text:p text:style-name="P5">Conversão entre RGB, RGBA, L (tons de cinza), HSV, CMYK e LAB.</text:p>
            </text:list-item>
            <text:list-item>
              <text:p text:style-name="P5">Exibição dos valores dos canais de cor para o pixel selecionado.</text:p>
            </text:list-item>
            <text:list-item>
              <text:p text:style-name="P5">Visualização comparativa antes/depois.</text:p>
            </text:list-item>
          </text:list>
        </text:list-item>
        <text:list-item>
          <text:p text:style-name="P5"><text:span text:style-name="Strong_20_Emphasis">Análise e equalização de histograma</text:span></text:p>
          <text:list>
            <text:list-item>
              <text:p text:style-name="P5">Exibição do histograma original e equalizado.</text:p>
            </text:list-item>
            <text:list-item>
              <text:p text:style-name="P5">Ajuste manual de brilho e contraste por sliders.</text:p>
            </text:list-item>
            <text:list-item>
              <text:p text:style-name="P5">Equalização automática (<text:span text:style-name="Source_20_Text">cv2.equalizeHist()</text:span>).</text:p>
            </text:list-item>
          </text:list>
        </text:list-item>
        <text:list-item>
          <text:p text:style-name="P5"><text:span text:style-name="Strong_20_Emphasis">Limiarização (Thresholding)</text:span></text:p>
          <text:list>
            <text:list-item>
              <text:p text:style-name="P5">Limiarização global (valor fixo ou ajustável).</text:p>
            </text:list-item>
            <text:list-item>
              <text:p text:style-name="P5">Limiarização multissegmentada (2, 4, 8 ou 16 tons).</text:p>
            </text:list-item>
            <text:list-item>
              <text:p text:style-name="P5">Thresholding adaptativo e método de Otsu.</text:p>
            </text:list-item>
            <text:list-item>
              <text:p text:style-name="P5">Exibição da imagem binarizada e do histograma correspondente.</text:p>
            </text:list-item>
          </text:list>
        </text:list-item>
        <text:list-item>
          <text:p text:style-name="P5"><text:span text:style-name="Strong_20_Emphasis">Interface gráfica moderna com Tkinter</text:span></text:p>
          <text:list>
            <text:list-item>
              <text:p text:style-name="P5">Menus suspensos (Arquivo, Filtros, Análise, Sobre).</text:p>
            </text:list-item>
            <text:list-item>
              <text:p text:style-name="P5">Área de visualização dupla (imagem original e processada).</text:p>
            </text:list-item>
            <text:list-item>
              <text:p text:style-name="P5">Painel lateral com histórico das operações.</text:p>
            </text:list-item>
            <text:list-item>
              <text:p text:style-name="P5">Gráficos embutidos (Matplotlib) para exibir histogramas.</text:p>
            </text:list-item>
          </text:list>
        </text:list-item>
      </text:list>
      <text:h text:style-name="Heading_20_3" text:outline-level="3"><text:soft-page-break/>🧩 <text:span text:style-name="Strong_20_Emphasis">Arquitetura POO e MVC</text:span></text:h>
      <text:h text:style-name="Heading_20_4" text:outline-level="4">Estrutura de Pastas</text:h>
      <text:p text:style-name="Standard">pdi_studio/</text:p>
      <text:p text:style-name="Standard">│</text:p>
      <text:p text:style-name="Standard">├── main.py <text:s text:c="31"/># Ponto de entrada da aplicação</text:p>
      <text:p text:style-name="Standard">│</text:p>
      <text:p text:style-name="Standard">├── controller<text:span text:style-name="T1">s</text:span>/</text:p>
      <text:p text:style-name="Standard">│ <text:s text:c="2"/>└── controller.py <text:s text:c="17"/># Controlador principal que integra Model e View</text:p>
      <text:p text:style-name="Standard">│</text:p>
      <text:p text:style-name="Standard">├── model<text:span text:style-name="T1">s</text:span>/</text:p>
      <text:p text:style-name="Standard">│ <text:s text:c="2"/>├── <text:span text:style-name="T1">model</text:span>.py <text:s text:c="22"/># Carregamento, salvamento e reset de imagens</text:p>
      <text:p text:style-name="Standard">│ <text:s text:c="2"/>├── color_model.py <text:s text:c="12"/># Conversões de sistemas de cores</text:p>
      <text:p text:style-name="Standard">│ <text:s text:c="2"/>├── histogram_model.py <text:s text:c="4"/># Análise e equalização de histograma</text:p>
      <text:p text:style-name="Standard">│ <text:s text:c="2"/>├── threshold_model.py <text:s text:c="5"/># Limiarização (global, Otsu, adaptativa)</text:p>
      <text:p text:style-name="Standard">│ <text:s text:c="2"/>└── utils.py <text:s text:c="25"/># Funções auxiliares (validação, logs, etc.)</text:p>
      <text:p text:style-name="Standard">│</text:p>
      <text:p text:style-name="Standard">├── view<text:span text:style-name="T1">s</text:span>/</text:p>
      <text:p text:style-name="Standard">│ <text:s text:c="2"/>├── view.py <text:s text:c="24"/># Janela principal e layout (Tkinter)</text:p>
      <text:p text:style-name="Standard">│ <text:s text:c="2"/>├── image_panel.py <text:s text:c="11"/># Área de exibição de imagens</text:p>
      <text:p text:style-name="Standard">│ <text:s text:c="2"/>├── menu_bar.py <text:s text:c="15"/># Menus (Arquivo, Filtros, Análise)</text:p>
      <text:p text:style-name="Standard">│ <text:s text:c="2"/>├── control_panel.py <text:s text:c="9"/># Sliders, botões e histórico</text:p>
      <text:p text:style-name="Standard">│ <text:s text:c="2"/>└── histogram_canvas.py <text:s text:c="2"/># Exibição dos histogramas (Matplotlib + Tkinter)</text:p>
      <text:p text:style-name="Standard">│</text:p>
      <text:p text:style-name="Standard">└── assets/</text:p>
      <text:p text:style-name="Standard"><text:s text:c="4"/>├── icons/ <text:s text:c="28"/># Ícones e imagens padrão da interface</text:p>
      <text:p text:style-name="Standard"><text:s text:c="4"/>└── samples/ <text:s text:c="24"/># Imagens de teste (ex: gray.bmp, rgb.bmp)</text:p>
      <text:p text:style-name="Standard"/>
      <text:p text:style-name="Standard"/>
      <text:h text:style-name="P2" text:outline-level="3">🧠 <text:span text:style-name="Strong_20_Emphasis">Fluxo MVC (Resumo Operacional)</text:span></text:h>
      <text:p text:style-name="Text_20_body"><text:span text:style-name="Strong_20_Emphasis"/></text:p>
      <text:list xml:id="list1245095602" text:style-name="L3">
        <text:list-item>
          <text:p text:style-name="P6"><text:span text:style-name="T2">O usuário carrega uma imagem via </text:span><text:span text:style-name="Source_20_Text"><text:span text:style-name="T2">Menu → Arquivo → Abrir</text:span></text:span><text:span text:style-name="T2">.</text:span></text:p>
        </text:list-item>
        <text:list-item>
          <text:p text:style-name="P6"><text:span text:style-name="T2">A </text:span><text:span text:style-name="Emphasis"><text:span text:style-name="T2">View</text:span></text:span><text:span text:style-name="T2"> envia o evento ao </text:span><text:span text:style-name="Source_20_Text"><text:span text:style-name="T2">AppController</text:span></text:span><text:span text:style-name="T2">.</text:span></text:p>
        </text:list-item>
        <text:list-item>
          <text:p text:style-name="P6"><text:span text:style-name="T2">O </text:span><text:span text:style-name="Emphasis"><text:span text:style-name="T2">Controller</text:span></text:span><text:span text:style-name="T2"> chama o método </text:span><text:span text:style-name="Source_20_Text"><text:span text:style-name="T2">ImageManager.load_image(path)</text:span></text:span><text:span text:style-name="T2"> do </text:span><text:span text:style-name="Emphasis"><text:span text:style-name="T2">Model</text:span></text:span><text:span text:style-name="T2">.</text:span></text:p>
        </text:list-item>
        <text:list-item>
          <text:p text:style-name="P6"><text:span text:style-name="T2">O </text:span><text:span text:style-name="Emphasis"><text:span text:style-name="T2">Model</text:span></text:span><text:span text:style-name="T2"> retorna a imagem processada.</text:span></text:p>
        </text:list-item>
        <text:list-item>
          <text:p text:style-name="P6"><text:span text:style-name="T2">O </text:span><text:span text:style-name="Emphasis"><text:span text:style-name="T2">Controller</text:span></text:span><text:span text:style-name="T2"> atualiza a </text:span><text:span text:style-name="Emphasis"><text:span text:style-name="T2">View</text:span></text:span><text:span text:style-name="T2"> exibindo o resultado.</text:span></text:p>
        </text:list-item>
        <text:list-item>
          <text:p text:style-name="P11">O histórico de ações é atualizado automaticamente no painel lateral.</text:p>
        </text:list-item>
        <text:list-item>
          <text:p text:style-name="P6"/>
        </text:list-item>
      </text:list>
      <text:h text:style-name="Heading_20_3" text:outline-level="3">🧰 <text:span text:style-name="Strong_20_Emphasis">Principais Bibliotecas</text:span></text:h>
      <text:list xml:id="list2590566098" text:style-name="L4">
        <text:list-item>
          <text:p text:style-name="P7"><text:span text:style-name="Strong_20_Emphasis">Tkinter</text:span> → Interface gráfica e menus.</text:p>
        </text:list-item>
        <text:list-item>
          <text:p text:style-name="P7"><text:span text:style-name="Strong_20_Emphasis">OpenCV (cv2)</text:span> → Processamento e manipulação de imagens.</text:p>
        </text:list-item>
        <text:list-item>
          <text:p text:style-name="P7"><text:span text:style-name="Strong_20_Emphasis">Pillow (PIL)</text:span> → Leitura, conversão e salvamento de imagens.</text:p>
        </text:list-item>
        <text:list-item>
          <text:p text:style-name="P7"><text:span text:style-name="Strong_20_Emphasis">Matplotlib</text:span> → Exibição de histogramas.</text:p>
        </text:list-item>
        <text:list-item>
          <text:p text:style-name="P7"><text:span text:style-name="Strong_20_Emphasis">NumPy</text:span> → Manipulação matricial.</text:p>
          <text:p text:style-name="P7"/>
        </text:list-item>
      </text:list>
      <text:h text:style-name="Heading_20_3" text:outline-level="3">💡 <text:span text:style-name="Strong_20_Emphasis">Sugestões de Extensão (para Trabalho de Conclusão </text:span><text:span text:style-name="Strong_20_Emphasis"><text:span text:style-name="T3">de Curso</text:span></text:span><text:span text:style-name="Strong_20_Emphasis">)</text:span></text:h>
      <text:list xml:id="list2528695393" text:style-name="L5">
        <text:list-item>
          <text:p text:style-name="P8"><text:span text:style-name="T2">Adicionar módulo de </text:span><text:span text:style-name="Strong_20_Emphasis"><text:span text:style-name="T2">detecção de bordas (Canny, Sobel, Laplaciano)</text:span></text:span><text:span text:style-name="T2">.</text:span></text:p>
        </text:list-item>
        <text:list-item>
          <text:p text:style-name="P8"><text:span text:style-name="T2">Implementar </text:span><text:span text:style-name="Strong_20_Emphasis"><text:span text:style-name="T2">rastreamento de objetos</text:span></text:span><text:span text:style-name="T2"> em vídeos curtos.</text:span></text:p>
        </text:list-item>
        <text:list-item>
          <text:p text:style-name="P12">Criar exportação de relatório automático (PDF) contendo a imagem original, processada e gráficos.</text:p>
        </text:list-item>
        <text:list-item>
          <text:p text:style-name="P8"><text:span text:style-name="T2">Permitir uso de </text:span><text:span text:style-name="Strong_20_Emphasis"><text:span text:style-name="T2">filtros customizados</text:span></text:span><text:span text:style-name="T2"> aplicados dinamicamente via Tkinter.</text:span></text:p>
        </text:list-item>
        <text:list-item>
          <text:p text:style-name="P8"><text:span text:style-name="T2">Integração com IA (segmentação por aprendizado de máquina, com </text:span><text:span text:style-name="Source_20_Text"><text:span text:style-name="T2">scikit-learn</text:span></text:span><text:span text:style-name="T2"> ou </text:span><text:span text:style-name="Source_20_Text"><text:span text:style-name="T2">tensorflow-lite</text:span></text:span><text:span text:style-name="T2">).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06T09:31:53.402000000</dc:date>
    <meta:editing-duration>PT13M15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4" meta:paragraph-count="82" meta:word-count="621" meta:character-count="4252" meta:non-whitespace-character-count="3498"/>
  </office:meta>
</office:document-meta>
</file>